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dc44" officeooo:paragraph-rsid="0019dc44"/>
    </style:style>
    <style:style style:name="P2" style:family="paragraph" style:parent-style-name="Standard">
      <style:text-properties officeooo:rsid="0019dc44" officeooo:paragraph-rsid="001bb52f"/>
    </style:style>
    <style:style style:name="P3" style:family="paragraph" style:parent-style-name="Standard">
      <style:text-properties officeooo:rsid="001b6752" officeooo:paragraph-rsid="001bb52f"/>
    </style:style>
    <style:style style:name="P4" style:family="paragraph" style:parent-style-name="Standard" style:list-style-name="L1">
      <style:text-properties officeooo:paragraph-rsid="001d1b66"/>
    </style:style>
    <style:style style:name="P5" style:family="paragraph" style:parent-style-name="Standard" style:list-style-name="L1">
      <style:text-properties officeooo:paragraph-rsid="00204d57"/>
    </style:style>
    <style:style style:name="P6" style:family="paragraph" style:parent-style-name="Standard" style:list-style-name="L1">
      <style:text-properties officeooo:paragraph-rsid="001ffe5e"/>
    </style:style>
    <style:style style:name="P7" style:family="paragraph" style:parent-style-name="Standard" style:list-style-name="L1">
      <style:text-properties officeooo:paragraph-rsid="00215891"/>
    </style:style>
    <style:style style:name="P8" style:family="paragraph" style:parent-style-name="Standard" style:list-style-name="L1">
      <style:text-properties officeooo:paragraph-rsid="003e038f"/>
    </style:style>
    <style:style style:name="P9" style:family="paragraph" style:parent-style-name="Standard" style:list-style-name="L1">
      <style:text-properties officeooo:paragraph-rsid="00434623"/>
    </style:style>
    <style:style style:name="P10" style:family="paragraph" style:parent-style-name="Standard" style:list-style-name="L1">
      <style:text-properties officeooo:paragraph-rsid="0044811b"/>
    </style:style>
    <style:style style:name="P11" style:family="paragraph" style:parent-style-name="Standard" style:list-style-name="L1">
      <style:text-properties officeooo:paragraph-rsid="004bb65a"/>
    </style:style>
    <style:style style:name="P12" style:family="paragraph" style:parent-style-name="Standard" style:list-style-name="L1">
      <style:text-properties officeooo:paragraph-rsid="004e28bb"/>
    </style:style>
    <style:style style:name="P13" style:family="paragraph" style:parent-style-name="Standard" style:list-style-name="L1">
      <style:text-properties officeooo:rsid="001bb52f" officeooo:paragraph-rsid="001bb52f"/>
    </style:style>
    <style:style style:name="P14" style:family="paragraph" style:parent-style-name="Standard" style:list-style-name="L1">
      <style:text-properties officeooo:rsid="001bb985" officeooo:paragraph-rsid="001bb985"/>
    </style:style>
    <style:style style:name="P15" style:family="paragraph" style:parent-style-name="Standard" style:list-style-name="L1">
      <style:text-properties officeooo:rsid="001d1b66" officeooo:paragraph-rsid="001d1b66"/>
    </style:style>
    <style:style style:name="P16" style:family="paragraph" style:parent-style-name="Standard" style:list-style-name="L1">
      <style:text-properties officeooo:rsid="00215891" officeooo:paragraph-rsid="00215891"/>
    </style:style>
    <style:style style:name="P17" style:family="paragraph" style:parent-style-name="Standard" style:list-style-name="L1">
      <style:text-properties officeooo:rsid="0022c21e" officeooo:paragraph-rsid="0022c21e"/>
    </style:style>
    <style:style style:name="P18" style:family="paragraph" style:parent-style-name="Standard" style:list-style-name="L1">
      <style:text-properties officeooo:rsid="0021add6" officeooo:paragraph-rsid="0021add6"/>
    </style:style>
    <style:style style:name="P19" style:family="paragraph" style:parent-style-name="Standard" style:list-style-name="L1">
      <style:text-properties officeooo:rsid="00264f66" officeooo:paragraph-rsid="00264f66"/>
    </style:style>
    <style:style style:name="P20" style:family="paragraph" style:parent-style-name="Standard" style:list-style-name="L1">
      <style:text-properties officeooo:rsid="0027ee3c" officeooo:paragraph-rsid="0027ee3c"/>
    </style:style>
    <style:style style:name="P21" style:family="paragraph" style:parent-style-name="Standard" style:list-style-name="L1">
      <style:text-properties fo:font-weight="normal" officeooo:rsid="0029ab12" officeooo:paragraph-rsid="0029ab12" style:font-weight-asian="normal" style:font-weight-complex="normal"/>
    </style:style>
    <style:style style:name="P22" style:family="paragraph" style:parent-style-name="Standard" style:list-style-name="L1">
      <style:text-properties fo:font-weight="normal" officeooo:rsid="002ae574" officeooo:paragraph-rsid="002ae574" style:font-weight-asian="normal" style:font-weight-complex="normal"/>
    </style:style>
    <style:style style:name="P23" style:family="paragraph" style:parent-style-name="Standard">
      <style:text-properties fo:font-weight="normal" officeooo:rsid="002ae574" officeooo:paragraph-rsid="002b2a3b" style:font-weight-asian="normal" style:font-weight-complex="normal"/>
    </style:style>
    <style:style style:name="P24" style:family="paragraph" style:parent-style-name="Standard" style:list-style-name="L1">
      <style:text-properties fo:font-weight="normal" officeooo:rsid="002bb8d2" officeooo:paragraph-rsid="002b2a3b" style:font-weight-asian="normal" style:font-weight-complex="normal"/>
    </style:style>
    <style:style style:name="P25" style:family="paragraph" style:parent-style-name="Standard" style:list-style-name="L1">
      <style:text-properties fo:font-weight="normal" officeooo:rsid="0030d03c" officeooo:paragraph-rsid="0030d03c" style:font-weight-asian="normal" style:font-weight-complex="normal"/>
    </style:style>
    <style:style style:name="P26" style:family="paragraph" style:parent-style-name="Standard" style:list-style-name="L1">
      <style:text-properties fo:font-weight="normal" officeooo:rsid="0031c1a5" officeooo:paragraph-rsid="0031c1a5" style:font-weight-asian="normal" style:font-weight-complex="normal"/>
    </style:style>
    <style:style style:name="P27" style:family="paragraph" style:parent-style-name="Standard" style:list-style-name="L1">
      <style:text-properties fo:font-weight="normal" officeooo:rsid="00348611" officeooo:paragraph-rsid="00348611" style:font-weight-asian="normal" style:font-weight-complex="normal"/>
    </style:style>
    <style:style style:name="P28" style:family="paragraph" style:parent-style-name="Standard" style:list-style-name="L1">
      <style:text-properties fo:font-weight="normal" officeooo:rsid="00370c7b" officeooo:paragraph-rsid="00356e8d" style:font-weight-asian="normal" style:font-weight-complex="normal"/>
    </style:style>
    <style:style style:name="P29" style:family="paragraph" style:parent-style-name="Standard" style:list-style-name="L1">
      <style:text-properties fo:font-weight="normal" officeooo:rsid="003a690f" officeooo:paragraph-rsid="003a690f" style:font-weight-asian="normal" style:font-weight-complex="normal"/>
    </style:style>
    <style:style style:name="P30" style:family="paragraph" style:parent-style-name="Standard" style:list-style-name="L1">
      <style:text-properties fo:font-weight="normal" officeooo:rsid="003e038f" officeooo:paragraph-rsid="003e038f" style:font-weight-asian="normal" style:font-weight-complex="normal"/>
    </style:style>
    <style:style style:name="P31" style:family="paragraph" style:parent-style-name="Standard" style:list-style-name="L1">
      <style:text-properties fo:font-weight="normal" officeooo:rsid="003fd70d" officeooo:paragraph-rsid="003fd70d" style:font-weight-asian="normal" style:font-weight-complex="normal"/>
    </style:style>
    <style:style style:name="P32" style:family="paragraph" style:parent-style-name="Standard" style:list-style-name="L1">
      <style:text-properties fo:font-weight="normal" officeooo:rsid="00434623" officeooo:paragraph-rsid="003fd70d" style:font-weight-asian="normal" style:font-weight-complex="normal"/>
    </style:style>
    <style:style style:name="P33" style:family="paragraph" style:parent-style-name="Standard" style:list-style-name="L1">
      <style:text-properties fo:font-weight="normal" officeooo:rsid="00434623" officeooo:paragraph-rsid="00434623" style:font-weight-asian="normal" style:font-weight-complex="normal"/>
    </style:style>
    <style:style style:name="P34" style:family="paragraph" style:parent-style-name="Standard" style:list-style-name="L1">
      <style:text-properties officeooo:rsid="002bb8d2" officeooo:paragraph-rsid="002b2a3b"/>
    </style:style>
    <style:style style:name="P35" style:family="paragraph" style:parent-style-name="Standard" style:list-style-name="L1">
      <style:text-properties officeooo:rsid="00356e8d" officeooo:paragraph-rsid="00356e8d"/>
    </style:style>
    <style:style style:name="P36" style:family="paragraph" style:parent-style-name="Standard" style:list-style-name="L1">
      <style:text-properties officeooo:rsid="003a690f" officeooo:paragraph-rsid="003a690f"/>
    </style:style>
    <style:style style:name="P37" style:family="paragraph" style:parent-style-name="Standard" style:list-style-name="L1">
      <style:text-properties officeooo:rsid="00434623" officeooo:paragraph-rsid="00434623"/>
    </style:style>
    <style:style style:name="P38" style:family="paragraph" style:parent-style-name="Standard" style:list-style-name="L1">
      <style:text-properties officeooo:rsid="0044811b" officeooo:paragraph-rsid="0044811b"/>
    </style:style>
    <style:style style:name="P39" style:family="paragraph" style:parent-style-name="Standard">
      <style:text-properties officeooo:paragraph-rsid="0044811b"/>
    </style:style>
    <style:style style:name="P40" style:family="paragraph" style:parent-style-name="Standard" style:list-style-name="L1">
      <style:text-properties officeooo:rsid="0048820a" officeooo:paragraph-rsid="0048820a"/>
    </style:style>
    <style:style style:name="P41" style:family="paragraph" style:parent-style-name="Standard" style:list-style-name="L1">
      <style:text-properties officeooo:rsid="004bb65a" officeooo:paragraph-rsid="004bb65a"/>
    </style:style>
    <style:style style:name="P42" style:family="paragraph" style:parent-style-name="Standard" style:list-style-name="L1">
      <style:text-properties officeooo:rsid="004bd3f3" officeooo:paragraph-rsid="004bd3f3"/>
    </style:style>
    <style:style style:name="P43" style:family="paragraph" style:parent-style-name="Standard" style:list-style-name="L1">
      <style:text-properties officeooo:rsid="004e28bb" officeooo:paragraph-rsid="004e28bb"/>
    </style:style>
    <style:style style:name="P44" style:family="paragraph" style:parent-style-name="Standard" style:list-style-name="L1">
      <style:text-properties officeooo:rsid="004f1e96" officeooo:paragraph-rsid="004f1e96"/>
    </style:style>
    <style:style style:name="P45" style:family="paragraph" style:parent-style-name="Standard" style:list-style-name="L1">
      <style:paragraph-properties fo:break-before="page"/>
      <style:text-properties officeooo:rsid="002b2a3b" officeooo:paragraph-rsid="002b2a3b"/>
    </style:style>
    <style:style style:name="T1" style:family="text">
      <style:text-properties officeooo:rsid="001d1b66"/>
    </style:style>
    <style:style style:name="T2" style:family="text">
      <style:text-properties officeooo:rsid="001df9f1"/>
    </style:style>
    <style:style style:name="T3" style:family="text">
      <style:text-properties officeooo:rsid="001ff20f"/>
    </style:style>
    <style:style style:name="T4" style:family="text">
      <style:text-properties officeooo:rsid="001ffe5e"/>
    </style:style>
    <style:style style:name="T5" style:family="text">
      <style:text-properties officeooo:rsid="00204d57"/>
    </style:style>
    <style:style style:name="T6" style:family="text">
      <style:text-properties officeooo:rsid="0021add6"/>
    </style:style>
    <style:style style:name="T7" style:family="text">
      <style:text-properties officeooo:rsid="00237eee"/>
    </style:style>
    <style:style style:name="T8" style:family="text">
      <style:text-properties officeooo:rsid="0029ab12"/>
    </style:style>
    <style:style style:name="T9" style:family="text">
      <style:text-properties fo:font-weight="bold" officeooo:rsid="0029ab12" style:font-weight-asian="bold" style:font-weight-complex="bold"/>
    </style:style>
    <style:style style:name="T10" style:family="text">
      <style:text-properties fo:font-weight="bold" officeooo:rsid="002f8d51" style:font-weight-asian="bold" style:font-weight-complex="bold"/>
    </style:style>
    <style:style style:name="T11" style:family="text">
      <style:text-properties fo:font-weight="bold" officeooo:rsid="003e038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9ab12" style:font-weight-asian="normal" style:font-weight-complex="normal"/>
    </style:style>
    <style:style style:name="T14" style:family="text">
      <style:text-properties fo:font-weight="normal" officeooo:rsid="002ae574" style:font-weight-asian="normal" style:font-weight-complex="normal"/>
    </style:style>
    <style:style style:name="T15" style:family="text">
      <style:text-properties fo:font-weight="normal" officeooo:rsid="002f8d51" style:font-weight-asian="normal" style:font-weight-complex="normal"/>
    </style:style>
    <style:style style:name="T16" style:family="text">
      <style:text-properties fo:font-weight="normal" officeooo:rsid="00370c7b" style:font-weight-asian="normal" style:font-weight-complex="normal"/>
    </style:style>
    <style:style style:name="T17" style:family="text">
      <style:text-properties fo:font-weight="normal" officeooo:rsid="003e038f" style:font-weight-asian="normal" style:font-weight-complex="normal"/>
    </style:style>
    <style:style style:name="T18" style:family="text">
      <style:text-properties fo:font-weight="normal" officeooo:rsid="00434623" style:font-weight-asian="normal" style:font-weight-complex="normal"/>
    </style:style>
    <style:style style:name="T19" style:family="text">
      <style:text-properties fo:font-weight="normal" officeooo:rsid="0044b936" style:font-weight-asian="normal" style:font-weight-complex="normal"/>
    </style:style>
    <style:style style:name="T20" style:family="text">
      <style:text-properties fo:font-weight="normal" officeooo:rsid="0044811b" style:font-weight-asian="normal" style:font-weight-complex="normal"/>
    </style:style>
    <style:style style:name="T21" style:family="text">
      <style:text-properties fo:font-weight="normal" officeooo:rsid="0047a94b" style:font-weight-asian="normal" style:font-weight-complex="normal"/>
    </style:style>
    <style:style style:name="T22" style:family="text">
      <style:text-properties fo:font-weight="normal" officeooo:rsid="004bb65a" style:font-weight-asian="normal" style:font-weight-complex="normal"/>
    </style:style>
    <style:style style:name="T23" style:family="text">
      <style:text-properties fo:font-weight="normal" officeooo:rsid="004bd3f3" style:font-weight-asian="normal" style:font-weight-complex="normal"/>
    </style:style>
    <style:style style:name="T24" style:family="text">
      <style:text-properties fo:font-weight="normal" officeooo:rsid="004e28bb" style:font-weight-asian="normal" style:font-weight-complex="normal"/>
    </style:style>
    <style:style style:name="T25" style:family="text">
      <style:text-properties officeooo:rsid="004bb65a"/>
    </style:style>
    <style:style style:name="T26" style:family="text">
      <style:text-properties officeooo:rsid="004bd3f3"/>
    </style:style>
    <style:style style:name="T27" style:family="text">
      <style:text-properties officeooo:rsid="004e28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pdate Project Nutrifood – ITB </text:p>
      <text:p text:style-name="P3">Pasca Meeting Vcon 13 Mei 2020</text:p>
      <text:p text:style-name="P1">Schedulling Produksi GRB</text:p>
      <text:p text:style-name="P1"/>
      <text:list xml:id="list3379094822" text:style-name="L1">
        <text:list-item>
          <text:p text:style-name="P13">13 Mei 2020 <text:span text:style-name="T1">11:36</text:span></text:p>
          <text:list>
            <text:list-item>
              <text:p text:style-name="P13">ITB meminta informasi runtime untuk mesin filling 60 rpm.</text:p>
            </text:list-item>
            <text:list-item>
              <text:p text:style-name="P14">Info dari Galih:</text:p>
              <text:list>
                <text:list-item>
                  <text:p text:style-name="P14">Bisa diproporsionalkan dan akan ada update informasi terbaru dari akibat update dari produk.</text:p>
                </text:list-item>
              </text:list>
            </text:list-item>
          </text:list>
        </text:list-item>
        <text:list-item>
          <text:p text:style-name="P15">13 Mei 2020 13:42</text:p>
          <text:list>
            <text:list-item>
              <text:p text:style-name="P4"><text:span text:style-name="T1">Nutrifood memberikan beberapa informasi yang dibutuhkan pasca </text:span><text:span text:style-name="T2">meeting vcon, yakni:</text:span></text:p>
              <text:list>
                <text:list-item>
                  <text:p text:style-name="P5"><text:span text:style-name="T5">Done </text:span><text:span text:style-name="T7">dikirim saat ini juga.</text:span></text:p>
                  <text:list>
                    <text:list-item>
                      <text:p text:style-name="P5">D<text:span text:style-name="T2">e</text:span>skripsi Longshift --&gt; ada di dalam File terlampir <text:span text:style-name="T4">(bersamaan dengan file review gantt chart).</text:span></text:p>
                    </text:list-item>
                    <text:list-item>
                      <text:p text:style-name="P6">Kirim file Meeting 13/05/20 <text:span text:style-name="T3">(review gantt chart).</text:span></text:p>
                    </text:list-item>
                  </text:list>
                </text:list-item>
                <text:list-item>
                  <text:p text:style-name="P5"><text:span text:style-name="T5">Done </text:span><text:span text:style-name="T7">dikirim pada 14 Mei 2020 11:55.</text:span></text:p>
                  <text:list>
                    <text:list-item>
                      <text:p text:style-name="P5">Waktu Filling packing tiap item mixing</text:p>
                    </text:list-item>
                    <text:list-item>
                      <text:p text:style-name="P4">Perkiraan kebutuhan packaging roll (berapa roll/bacth/item)</text:p>
                    </text:list-item>
                    <text:list-item>
                      <text:p text:style-name="P4">Jadwal update yang ada TS nya (5-13 Sept 2019)</text:p>
                    </text:list-item>
                  </text:list>
                </text:list-item>
              </text:list>
            </text:list-item>
          </text:list>
        </text:list-item>
        <text:list-item>
          <text:p text:style-name="P16">14 Mei 2020 10:58</text:p>
          <text:list>
            <text:list-item>
              <text:p text:style-name="P16">ITB menanyakan beberapa hal:</text:p>
              <text:list>
                <text:list-item>
                  <text:p text:style-name="P16">Sebelumnya dijelaskan kalau kategori produk utk mesin diolah di mesin filling itu ada 18P dan 4P (16R). Lalu dijelaskan juga kalau produk dgn kategori 4P itu diprioritaskan di mesin2 85 rpm. Pada catatan kami, ada juga diskusi kalau produk 11 gr diprioritaskan di mesin 85 rpm. Dari contoh demand yg kami punya, ada beberapa produk 18P yg juga memiliki keterangan 11gr. Pertanyaan kami bagaimana penentuan kategori utk produk2 ini? Apakah akan masuk kategori 18P atau 4P (krn yg jadi prioritas mesin 85 rpm produk 4P)?</text:p>
                </text:list-item>
              </text:list>
            </text:list-item>
            <text:list-item>
              <text:p text:style-name="P16">Info dari Galih:</text:p>
              <text:list>
                <text:list-item>
                  <text:p text:style-name="P16">Urutan yang didahulukan 11 gr, lalu 4P atau 16R.</text:p>
                </text:list-item>
                <text:list-item>
                  <text:p text:style-name="P7"><text:span text:style-name="T6">T</text:span>ambahan sedikit. jika di minggu tersebut tidak ada sama sekali jadwal 11 gr atau 4P maka 85 rpm juga musti diprioritaskan untuk jalan, baru ke 70 baru terakhir ke 60</text:p>
                </text:list-item>
              </text:list>
            </text:list-item>
            <text:list-item>
              <text:p text:style-name="P17">Konfirmasi dari Bu Rieske:</text:p>
              <text:list>
                <text:list-item>
                  <text:p text:style-name="P17">Ketangkap idenya Mas Galih. Karena jadwal optimal otomatis akan menggunakan mesin 85 terlebih dahulu.</text:p>
                </text:list-item>
              </text:list>
            </text:list-item>
          </text:list>
        </text:list-item>
        <text:list-item>
          <text:p text:style-name="P18">14 Mei 2020 11:42</text:p>
          <text:list>
            <text:list-item>
              <text:p text:style-name="P18">Bu Rieske meminta contoh file UBP <text:s/>dan UBF.</text:p>
            </text:list-item>
            <text:list-item>
              <text:p text:style-name="P19">File telah dikirim oleh David 11:58.</text:p>
            </text:list-item>
            <text:list-item>
              <text:p text:style-name="P20">14 Mei 2020 12:10</text:p>
              <text:list>
                <text:list-item>
                  <text:p text:style-name="P20">ITB <text:span text:style-name="T8">bertanya tentang maksud kode item pada data </text:span><text:span text:style-name="T9">daftar runtime filling &amp; kebutuhan Roll</text:span><text:span text:style-name="T13">.</text:span></text:p>
                </text:list-item>
                <text:list-item>
                  <text:p text:style-name="P21">Konfirmasi David:</text:p>
                  <text:list>
                    <text:list-item>
                      <text:p text:style-name="P21">Bisa diabaikan.</text:p>
                    </text:list-item>
                  </text:list>
                </text:list-item>
              </text:list>
            </text:list-item>
          </text:list>
        </text:list-item>
        <text:list-item>
          <text:p text:style-name="P22">15 Mei 2020 11:27</text:p>
          <text:list>
            <text:list-item>
              <text:p text:style-name="P22">ITB mengkonfirmasi:</text:p>
              <text:list>
                <text:list-item>
                  <text:p text:style-name="P22">Saya ingin mengonfirmasi apakah keterangan kategori produk utk mesin filling yg kami buat sudah benar? Kategori ini di-generate otomatis oleh computer codes kami. Keterangan tersebut ada di dua kolom terakhir: kolom #1 keterangan produk-11-gram (bernilai 1 jika ada keterangan "11g" atau "11gr" pada nama produk, 0 lainnya); kolom #2 keterangan produk 4P (16R) atau 18P.</text:p>
                </text:list-item>
                <text:list-item>
                  <text:p text:style-name="P22">File hasil run mereka juga dikirim bersamaan dengan chat tersebut.</text:p>
                </text:list-item>
              </text:list>
            </text:list-item>
          </text:list>
        </text:list-item>
      </text:list>
      <text:p text:style-name="P23"/>
      <text:list xml:id="list92603974652850" text:continue-numbering="true" text:style-name="L1">
        <text:list-item>
          <text:p text:style-name="P45"><text:span text:style-name="T14">1</text:span><text:span text:style-name="T12">5 Mei 2020 15:49</text:span></text:p>
          <text:list>
            <text:list-item>
              <text:p text:style-name="P34"><text:span text:style-name="T12">ITB mengkonfirmasi adanya perbedaan dalam file demand </text:span><text:span text:style-name="T10">jobmat 2 weeks with FIL category</text:span><text:span text:style-name="T15">.</text:span></text:p>
              <text:list>
                <text:list-item>
                  <text:p text:style-name="P24">kami membandingkan data demand pada tanggal 5-13 Sep yg telah kami terima sebelumnya dgn data demand yg ada dalam file review yg ini dikirim Mas David ini. </text:p>
                </text:list-item>
                <text:list-item>
                  <text:p text:style-name="P24">Setelah melakukan perbandingan, kami menemukan perbedaan banyak produk 4P &amp; 18P sbb.</text:p>
                </text:list-item>
                <text:list-item>
                  <text:p text:style-name="P24">Pada file review ini:</text:p>
                  <text:list>
                    <text:list-item>
                      <text:p text:style-name="P24">18P --&gt; 8</text:p>
                    </text:list-item>
                    <text:list-item>
                      <text:p text:style-name="P24">4P --&gt; 17</text:p>
                    </text:list-item>
                  </text:list>
                </text:list-item>
                <text:list-item>
                  <text:p text:style-name="P24">Pada file jobmat yg kami generate:</text:p>
                  <text:list>
                    <text:list-item>
                      <text:p text:style-name="P24">18P --&gt; 9</text:p>
                    </text:list-item>
                    <text:list-item>
                      <text:p text:style-name="P24">4P --&gt; 16.</text:p>
                    </text:list-item>
                  </text:list>
                </text:list-item>
                <text:list-item>
                  <text:p text:style-name="P24">setelah kami telusuri, ternyata hal ini karena adanya perbedaan data demand pada tgl 12 sep utk produk NS FO.</text:p>
                </text:list-item>
                <text:list-item>
                  <text:p text:style-name="P24">Dalam file review, pada tgl 12 ada demand utk produk <text:s/>NS FO PLS 16Rx 10Sx14G. Sedangkan pada data demand yg kami punya, pada tgl itu ada demand utk produk NS FO PLS 14Gx18Px40S.</text:p>
                </text:list-item>
                <text:list-item>
                  <text:p text:style-name="P24">Kami ingin mengonfirmasi ini juga: data demand mana yg harusnya kami gunakan?</text:p>
                </text:list-item>
              </text:list>
            </text:list-item>
            <text:list-item>
              <text:p text:style-name="P25">Konfirmasi dari Galih:</text:p>
              <text:list>
                <text:list-item>
                  <text:p text:style-name="P25">Pakai file demand terbaru saja untuk melakukan running.</text:p>
                </text:list-item>
              </text:list>
            </text:list-item>
          </text:list>
        </text:list-item>
        <text:list-item>
          <text:p text:style-name="P26">16 Mei 2020 09:47</text:p>
          <text:list>
            <text:list-item>
              <text:p text:style-name="P26">Pertanyaan dari Bu Rieske terkait kebijakan wet cleaning.</text:p>
              <text:list>
                <text:list-item>
                  <text:p text:style-name="P26">Mas Galih dan Mas David, apakah kebijakan mencuci mesin filling dengan frekuensi per tiga hari itu strick harus dipenuhi? Mungkin jedanya disesuaikan dengan banyaknya proses mencuci ya. Sebagai contoh, kalau hanya perlu 2 x mencuci dalam 7 hari jedanya lebih besar. Intinya jadi balance periode antar cuci.</text:p>
                </text:list-item>
                <text:list-item>
                  <text:p text:style-name="P26">Yang masih kami butuhkan adalah informasi kapan mesin harus dimatikan untuk shift ke dua pada tipe long shift. Dari detail shift yg kami punya, untuk 2 shift, mesin harus dimatikan pada pk 21.35. Ini berlaku untuk mesin mixing dan filling packing?</text:p>
                </text:list-item>
              </text:list>
            </text:list-item>
            <text:list-item>
              <text:p text:style-name="P27">Informasi dari Galih terkait kebijakan cuci:</text:p>
              <text:list>
                <text:list-item>
                  <text:p text:style-name="P27">Jeda lebih banyak boleh bu.</text:p>
                </text:list-item>
                <text:list-item>
                  <text:p text:style-name="P27">Tapi ada maks 3 minggu. Wajib di total wet cleaning.</text:p>
                </text:list-item>
                <text:list-item>
                  <text:p text:style-name="P27">Betul tidak prefer dalam 1 hari 2 kali atau lebih wet cleaning (tidak ditumpuk dalam sehari untuk semua cleaningnya).</text:p>
                </text:list-item>
              </text:list>
            </text:list-item>
            <text:list-item>
              <text:p text:style-name="P35"><text:span text:style-name="T12">Informasi dari Galih terkait dengan </text:span><text:span text:style-name="T16">long shift:</text:span></text:p>
              <text:list>
                <text:list-item>
                  <text:p text:style-name="P28">Saat longshift mesin hanya dimatikan sebentar biasanya di jam 5.30 atau 5.45 untuk proses dry clean akhir 1 hari.</text:p>
                </text:list-item>
                <text:list-item>
                  <text:p text:style-name="P28">Kalau hari shift biasa, utk mesin filling biasa off di jam 21.45 krn akan dry cleaning jg di akhir shift.</text:p>
                </text:list-item>
                <text:list-item>
                  <text:p text:style-name="P28">Kalo shift 2 kita mixing maksimal pukul 22:00.</text:p>
                </text:list-item>
              </text:list>
            </text:list-item>
          </text:list>
        </text:list-item>
        <text:list-item>
          <text:p text:style-name="P36"><text:span text:style-name="T12">21 </text:span><text:span text:style-name="T16">M</text:span><text:span text:style-name="T12">ei 2020 13.12</text:span></text:p>
          <text:list>
            <text:list-item>
              <text:p text:style-name="P29">ITB hendak mengkonfirmasi beberapa hal, yakni:</text:p>
              <text:list>
                <text:list-item>
                  <text:p text:style-name="P29">Sheet 1: working shift.</text:p>
                  <text:list>
                    <text:list-item>
                      <text:p text:style-name="P29">Kami petakan working shift (normal &amp; long shift) berdasarkan file planned process. Kebanyakan tulisan berwarna merah adalah hal2 yg kami masih belum jelas benar/tidaknya, terutama utk detail long shift kedua.</text:p>
                    </text:list-item>
                  </text:list>
                </text:list-item>
                <text:list-item>
                  <text:p text:style-name="P29">Sheet 2: hal2 terkait proses produksi.</text:p>
                </text:list-item>
                <text:list-item>
                  <text:p text:style-name="P29">Sheet 3: hal terkait container, bin, &amp; kenceng.</text:p>
                </text:list-item>
                <text:list-item>
                  <text:p text:style-name="P29">Sheet 4: pertanyaan tambahan utk 3 sheet sebelumnya.</text:p>
                </text:list-item>
                <text:list-item>
                  <text:p text:style-name="P29">File dikirimkan bersamaan dengan chat.</text:p>
                </text:list-item>
              </text:list>
            </text:list-item>
            <text:list-item>
              <text:p text:style-name="P30">Dijawab oleh David pada 22 Mei 2020 12:17</text:p>
              <text:list>
                <text:list-item>
                  <text:p text:style-name="P8"><text:soft-page-break/><text:span text:style-name="T17">Sudah direview dan disampaikan ke ITB. Namun kurang pada bagian </text:span><text:span text:style-name="T11">matriks proses</text:span><text:span text:style-name="T17">.</text:span></text:p>
                </text:list-item>
                <text:list-item>
                  <text:p text:style-name="P30">Sisanya sudah kami review, untuk matriks proses kita usahakan selesai review pekan depan. Karena cukup banyak detail yg perlu direview.</text:p>
                </text:list-item>
                <text:list-item>
                  <text:p text:style-name="P30">File dikirimkan bersamaan dengan chat.</text:p>
                </text:list-item>
              </text:list>
            </text:list-item>
            <text:list-item>
              <text:p text:style-name="P31">Hasil review terakhir dikirimkan pada 28 Mei 2020 16:02</text:p>
              <text:list>
                <text:list-item>
                  <text:p text:style-name="P31">Berikut review final (terakhir kurang sheet: Matriks proses) dari kami untuk file excel yang sblm lebaran lalu dikirim.</text:p>
                </text:list-item>
              </text:list>
            </text:list-item>
          </text:list>
        </text:list-item>
        <text:list-item>
          <text:p text:style-name="P32">30 Juni 2020</text:p>
          <text:list>
            <text:list-item>
              <text:p text:style-name="P33">Update dari ITB:</text:p>
              <text:list>
                <text:list-item>
                  <text:p text:style-name="P9"><text:span text:style-name="T18">Jadwal update telah dikirimkan dengan dua jenis teknik:</text:span></text:p>
                  <text:list>
                    <text:list-item>
                      <text:p text:style-name="P9"><text:span text:style-name="T18">Tanpa pengecualian untuk item Guava </text:span></text:p>
                    </text:list-item>
                    <text:list-item>
                      <text:p text:style-name="P9"><text:span text:style-name="T18">Dengan pengecualian untuk Guava. <text:s/></text:span></text:p>
                      <text:list>
                        <text:list-item>
                          <text:p text:style-name="P9"><text:span text:style-name="T18">Dengan pengecualian ini, banyaknya wet cleaning berkurang, dan jarak antar wet cleaning juga lebih baik.</text:span></text:p>
                        </text:list-item>
                      </text:list>
                    </text:list-item>
                    <text:list-item>
                      <text:p text:style-name="P37"><text:span text:style-name="T12">ITB menyarankan agar:</text:span></text:p>
                      <text:list>
                        <text:list-item>
                          <text:p text:style-name="P9"><text:span text:style-name="T18">Pengecualian untuk hard item seperti anggur, madu kurma dan guava diterapkan. Pengecualian yang diterapkan itu artinya: hard item boleh mundur hari produksinya dari dua date paling banyak sebanyak variabel relax, tapi boleh maju sebesar yang diperlukan untuk efisiensi wet cleaning.</text:span></text:p>
                        </text:list-item>
                        <text:list-item>
                          <text:p text:style-name="P38"><text:span text:style-name="T18">J</text:span><text:span text:style-name="T12">awaban dari David di tanggal yang sama:</text:span></text:p>
                          <text:list>
                            <text:list-item>
                              <text:p text:style-name="P38"><text:span text:style-name="T12">Rules geser jadwal di Nutrifood:</text:span></text:p>
                              <text:list>
                                <text:list-item>
                                  <text:p text:style-name="P38"><text:span text:style-name="T12">PPIC mengeluarkan jadwal produksi u/ <text:s/>Senin 9 Sept - Jumat 13 Sept. 2019 pada Rabu, 4 Sept 2019, maka:</text:span></text:p>
                                </text:list-item>
                                <text:list-item>
                                  <text:p text:style-name="P38"><text:span text:style-name="T12">Jika, kita melakukan review di tgl Rabu 4 Sept 2019 sblm jam 15.00, kita masih bisa melakukan request tukar untuk:</text:span></text:p>
                                  <text:list>
                                    <text:list-item>
                                      <text:p text:style-name="P38"><text:span text:style-name="T12">Jadwal Jumat, 6 Sept 2020 - Jumat 13 Sept 2020 dan bisa digeser bebas baik ke tanggal 6, 9, 10 dstnya.</text:span></text:p>
                                    </text:list-item>
                                  </text:list>
                                </text:list-item>
                                <text:list-item>
                                  <text:p text:style-name="P38"><text:span text:style-name="T12">Contoh lainnya, jika kita melakukan review di tanggal 09 Sept 2020 sebelum jam 15.00, maka:</text:span></text:p>
                                  <text:list>
                                    <text:list-item>
                                      <text:p text:style-name="P38"><text:span text:style-name="T12">Jadwal tanggal 11 Sept 2020 - Jumat 13 Sept 2020 masih bisa dirubah ke tanggal 11, 12, 13, 14, dstnya</text:span></text:p>
                                    </text:list-item>
                                  </text:list>
                                </text:list-item>
                                <text:list-item>
                                  <text:p text:style-name="P10"><text:span text:style-name="T19">S</text:span><text:span text:style-name="T20">ederhananya, kita cuma bisa geser2 jadwal H+2 ke belakang.</text:span></text:p>
                                </text:list-item>
                                <text:list-item>
                                  <text:p text:style-name="P10"><text:span text:style-name="T20">Selama:</text:span></text:p>
                                  <text:list>
                                    <text:list-item>
                                      <text:p text:style-name="P10"><text:span text:style-name="T20">Days of Inventory sesuai</text:span></text:p>
                                    </text:list-item>
                                    <text:list-item>
                                      <text:p text:style-name="P10"><text:span text:style-name="T20">Bahan Kemas &amp; Bahan Baku juga tersedia.</text:span></text:p>
                                    </text:list-item>
                                  </text:list>
                                </text:list-item>
                                <text:list-item>
                                  <text:p text:style-name="P10"><text:span text:style-name="T20">Sehingga kita kemarin req</text:span><text:span text:style-name="T21">u</text:span><text:span text:style-name="T20">est dibuat locking untuk item pada tanggal tertentu, sesuai request PPIC (based on 2 kondisi di atas). Sehingga tidak bisa digeser2 sama sekali.</text:span></text:p>
                                </text:list-item>
                              </text:list>
                            </text:list-item>
                          </text:list>
                        </text:list-item>
                        <text:list-item>
                          <text:p text:style-name="P41"><text:span text:style-name="T20">T</text:span><text:span text:style-name="T12">anggapan dari Bu Rieske:</text:span></text:p>
                          <text:list>
                            <text:list-item>
                              <text:p text:style-name="P11"><text:span text:style-name="T22">Jadi kalau review tanggal <text:s/>n, maka kita bisa mengusulkan perubahan pada perioda mulai tgl n+2 <text:s/>ya Mas David. Tetapi kalau di tanggal n+2 itu ada job yang ada di sana karena tergeser dari penjadwalan seb</text:span><text:span text:style-name="T23">e</text:span><text:span text:style-name="T22">lumnya bagaimana? Keputusan boleh atau tidaknya tergeser lagi itu kewenangan PPIC, dengan keputusan berupa job yg di lock tanggal produksinya.</text:span></text:p>
                            </text:list-item>
                            <text:list-item>
                              <text:p text:style-name="P42"><text:span text:style-name="T22">J</text:span><text:span text:style-name="T12">awaban dari David:</text:span></text:p>
                              <text:list>
                                <text:list-item>
                                  <text:p text:style-name="P42"><text:span text:style-name="T12">Betul Bu Rieske, bisa digunakan fungsi lock jdwal jika ada order kerja di n+2 yg tdk boleh digeser lagi.</text:span></text:p>
                                </text:list-item>
                              </text:list>
                            </text:list-item>
                          </text:list>
                        </text:list-item>
                      </text:list>
                    </text:list-item>
                  </text:list>
                </text:list-item>
                <text:list-item>
                  <text:p text:style-name="P43"><text:span text:style-name="T12">Akibat dari diskusi ini:</text:span></text:p>
                  <text:list>
                    <text:list-item>
                      <text:p text:style-name="P12"><text:span text:style-name="T24">Muncul fitur baru untuk melakukan spesifiknya lock item di tanggal produksi tertentu. Karena sangat memungkinkan, pada tanggal yg sama item A boleh digeser tapi item B tidak boleh.</text:span></text:p>
                    </text:list-item>
                  </text:list>
                </text:list-item>
              </text:list>
            </text:list-item>
          </text:list>
        </text:list-item>
      </text:list>
      <text:p text:style-name="P39"><text:soft-page-break/><text:span text:style-name="T20"/></text:p>
      <text:list xml:id="list92603818731996" text:continue-numbering="true" text:style-name="L1">
        <text:list-item>
          <text:list>
            <text:list-item>
              <text:list>
                <text:list-item>
                  <text:list>
                    <text:list-item>
                      <text:p text:style-name="P37"><text:span text:style-name="T12">Pertanyaan dari ITB</text:span></text:p>
                      <text:list>
                        <text:list-item>
                          <text:p text:style-name="P9"><text:span text:style-name="T18">Pada minggu 9 sd 13 September 2019 kita harus menggunakan long shift karena demand cukup tinggi. Minimal banyaknya mesin filling dan packing selama minggu tersebut adalah 23. Apakah boleh kita set distribusi mesin filling dan packing 4p di minggu tersebut (dari senin sd jumat) adalah 4, 4, 4, 5 dan 6, tidak perlu 4, 4, 4, 6, 6? Distribusi mesin 4p berupa 4, 4, 4, 5, 6 belum tentu menghasilkan banyaknya cleaning yg minimal. Sekarang baru mau dicoba.</text:span></text:p>
                        </text:list-item>
                        <text:list-item>
                          <text:p text:style-name="P40"><text:span text:style-name="T18">D</text:span><text:span text:style-name="T12">ijawab oleh David di tanggal yang sama:</text:span></text:p>
                          <text:list>
                            <text:list-item>
                              <text:p text:style-name="P40"><text:span text:style-name="T12">Yang ini tidak OK Pak. Karena, ini berarti ada mesin filling yg jalan ganjil lalu genap. </text:span></text:p>
                              <text:list>
                                <text:list-item>
                                  <text:p text:style-name="P40"><text:span text:style-name="T12">13,14,15,16 --&gt; 4 mesin 4P</text:span></text:p>
                                </text:list-item>
                                <text:list-item>
                                  <text:p text:style-name="P40"><text:span text:style-name="T12">13,14,15,16,17 --&gt; 5 mesin 4P</text:span></text:p>
                                </text:list-item>
                                <text:list-item>
                                  <text:p text:style-name="P40"><text:span text:style-name="T12">9,10,13,14,15,16 --&gt; 6 mesin 4P</text:span></text:p>
                                </text:list-item>
                              </text:list>
                            </text:list-item>
                            <text:list-item>
                              <text:p text:style-name="P40"><text:span text:style-name="T12">Di sini, mesin 17 seblumnya jalan 18P lalu 1 hari jalan 4P besoknya sudah diganti ke 18P lagi.</text:span></text:p>
                            </text:list-item>
                          </text:list>
                        </text:list-item>
                      </text:list>
                    </text:list-item>
                  </text:list>
                </text:list-item>
              </text:list>
            </text:list-item>
          </text:list>
        </text:list-item>
        <text:list-item>
          <text:p text:style-name="P44"><text:span text:style-name="T12">6 Juli 2020</text:span></text:p>
          <text:list>
            <text:list-item>
              <text:p text:style-name="P44"><text:span text:style-name="T12">Update terbaru dari ITB</text:span></text:p>
              <text:list>
                <text:list-item>
                  <text:p text:style-name="P44"><text:span text:style-name="T12">Program kami mendapatkan emapat versi jadwal yang optimal, di mana jarak antar wet cleaning berturutan lebih dari atau sama dengan dua hari. Di versi 1 jarak terdekatnya 2 hari produksi(jumat ke senin), tiga versi lainnya jaraknya tiga hari. Perbedaan versi 2 sampai 4 hanya pada produksi ASO dan FO di suatu hari saja. Hari-hari lainnya jadwal sama.</text:span></text:p>
                </text:list-item>
                <text:list-item>
                  <text:p text:style-name="P44"><text:span text:style-name="T12">Sekarang ini kami sedang mencoba membuat penjadwalan ulang jika ada item yang dilock waktu produksinya di tanggal tertentu. Ada baiknya jika kami mendapatkan contoh atau pilihan item mana yang mau dilock tanggal produksinya.</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09:41:19.312157743</meta:creation-date>
    <dc:date>2020-07-08T09:26:03.454861923</dc:date>
    <meta:editing-duration>PT1H10M13S</meta:editing-duration>
    <meta:editing-cycles>52</meta:editing-cycles>
    <meta:generator>LibreOffice/6.4.4.2$Linux_X86_64 LibreOffice_project/40$Build-2</meta:generator>
    <meta:document-statistic meta:table-count="0" meta:image-count="0" meta:object-count="0" meta:page-count="4" meta:paragraph-count="114" meta:word-count="1564" meta:character-count="8968" meta:non-whitespace-character-count="7625"/>
  </office:meta>
</office:document-meta>
</file>